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c830" officeooo:paragraph-rsid="0018c830"/>
    </style:style>
    <style:style style:name="P2" style:family="paragraph" style:parent-style-name="Standard">
      <style:text-properties officeooo:rsid="0019c6f5" officeooo:paragraph-rsid="0019c6f5"/>
    </style:style>
    <style:style style:name="P3" style:family="paragraph" style:parent-style-name="Standard">
      <style:text-properties officeooo:rsid="001a6104" officeooo:paragraph-rsid="001a6104"/>
    </style:style>
    <style:style style:name="T1" style:family="text">
      <style:text-properties officeooo:rsid="001a83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Kehitysmallit (Development methodologies)</text:p>
      <text:p text:style-name="Standard">Ohjelmiston kehittämisen erilaisten vaiheiden ja tehtävien jäsentämiseksi projektin tehtäviksi on erilaisia</text:p>
      <text:p text:style-name="Standard">tapoja. Näitä kutsutaan ohjelmiston kehitysmalleiksi.</text:p>
      <text:p text:style-name="Standard"/>
      <text:p text:style-name="Standard"/>
      <text:p text:style-name="Standard">Tehtävät</text:p>
      <text:p text:style-name="Standard">1. Mikä on traditionaalinen eli vesiputousmalli (Waterfall Model)?</text:p>
      <text:p text:style-name="P1">Tämä malli noudattaa tapaa, jossa ohjelmistotuotanto jaetaan selkeisiin osiin, jotka seuraavat toisiaan kuin vesiputouksen virta. Aikaisemman vaiheen on pakko toteutua, jotta seuraava voi alkaa. Hyvänä esimerkkinä on aikaisemman tehtävän stepit, jossa suunniteltiin tuotetta asiakkaan kanssa ja edettiin suunnittelusta ja toteutuksesta tuotteen ylläpitämiseen.</text:p>
      <text:p text:style-name="P1"/>
      <text:p text:style-name="P1">Esimerkiksi asiakas haluaa sovelluksen, jolla voi tilata pizzan nettisovelluksen kautta. Mietitään aluksi, mitä sovellus tarvitsee, sitten suunnitellaan tuote, toteutetaan se, varmistetaan että se toimii, kuten halutaan, launchataan tuote käytettäväksi, jonka jälkeen ylläpidetään tuotetta.</text:p>
      <text:p text:style-name="Standard"/>
      <text:p text:style-name="Standard">2. Mitä ovat ketterät menetelmät (Agile Methods)?</text:p>
      <text:p text:style-name="P1">Tapoja tiimille toimia ilman selkeää metodologiaa, kuten vesiputousmallia hyödyntäen. Ketterissä menetelmissä tiimeille opetetaan tapoja ratkaista ongelmia joustavasti ja sopeutua nopeasti muuttuviin tilanteisiin.</text:p>
      <text:p text:style-name="Standard"/>
      <text:p text:style-name="Standard">3. Mikä on Scrum?</text:p>
      <text:p text:style-name="P2">Scrum antaa metodeja, jotka helpottavat toimimaan ketterässä työskentely-ympäristössä. Siinä toimintaan sprinteissä, joissa product owner määrittelee tuotteen kaipaamat ominaisuudet ja priorisoi ne. Tämän jälkeen luodaan käyttäjätarinoita, joissa määritellään tuotteen kaipaamia ominaisuuksia. Sitten niitä lähdetään toteuttamaan 1-3 viikkoa kestävissä sprinteissä. Scrumissa tuotteen suunnitteluun käytetään minimaalinen aika, mikä mahdollistaa tuotteen nopeaa launchaamista. Sprinttejä toteutaan jatkuvasti ja tuotetta valmisellaan. Sprinttien jälkeen saatuja tuloksia arvioidaan ja luodaan uusia tavoitteita uusille sprinteille. Tuote valmistuu siis jaksoittain.</text:p>
      <text:p text:style-name="P2"/>
      <text:p text:style-name="Standard">4. Mikä on Kanban?</text:p>
      <text:p text:style-name="Standard"/>
      <text:p text:style-name="P3">Kanban on tapa visualisoida omaa ja oman tiimin työskentelyä. Siinä luodaan kolumneja, joihin laiteaan asioita, jotka ovat työnalla. Työskentely alkaa yleensä backlogista, jossa on tavaroita ja niitä siirretään sieltä eteenpäin vasemmalta oikealla niin pitkään, että asiat ovat tehtyjä. Esimerkiksi voisin laittaa, sinne asian, kuten “kirjoitan kanbanista”, siirrän kortin kohtaan “työn alla” ja kun olen saanut tämän valmiiksi, siirrän sen kohtaan “tehty”. Kanban auttaa hahmottamaan, milloin on saanut vaadit asiat tehdyksi ja voi siirtyä eteenpäin seuraavaan asiaan, sekä se auttaa hahmottamaan tiimin soljuvaa (flow) tapaa työskennellä ja sitä voi mitata. Kanbanissa ideana on luoda paljon pieniä tehtäviä, joita voi suhteellisen nopeasti suorittaa ja saada tiimin työskentelemään jatkuvasti, pois kaaoksesta, jossa ei saa juuri mitään aikaiseksi.</text:p>
      <text:p text:style-name="Standard"/>
      <text:p text:style-name="Standard"><text:s/></text:p>
      <text:p text:style-name="Standard">5. Mikä on Lean (Lean Software Development)?</text:p>
      <text:p text:style-name="Standard"/>
      <text:p text:style-name="Standard"><text:span text:style-name="T1">Koostuu konsepteista, jotka auttavat tiimiä toimimaan tehokkaammin. Ydinkonsepteina on minimoida ajanhaaskuuta, ryhmän voimaannuttaminen, tuotteen nopea toimittaminen jaksoittain, jolloin saa asiakkaat paremmin mukaan ohjelmistokehitykseen, kokonaisuuden ajattelu: saadaan kaikki samassa projektiympäristössä toimivat henkilöt pelaamaan samassa tiimissä ja ajattelemaan suurta kuvaa, tehdään jokaisesta ohjelmiston kehityksen vaiheesta arvokas, jätetään </text:span><text:soft-page-break/><text:span text:style-name="T1">mahdollisimman paljon sellaista päätöksen tekoa myöhemmäksi, jota ei tarvitse heti päättää, jolloin siihen saadaan enemmän näkökulmaa, sekä kuunnellaan omaa ryhmää ja opitaan jatkuvasti.</text:span></text:p>
      <text:p text:style-name="Standard"/>
      <text:p text:style-name="Standard">Vastaa kysymyksiin oman näkemyksesi mukaisesti. Hyödynnä mahdollista omaa kokemustasi ja</text:p>
      <text:p text:style-name="Standard">verkkolähteitä. Esitä vastauksissasi konkreettisia esimerkkejä tosielämän järjestelmistä. Vastaa</text:p>
      <text:p text:style-name="Standard">ytimekkäästi, kaikkien vastausten yhdessä tulisi mahtua 1-2 A4-sivul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21:18:06.396192017</meta:creation-date>
    <dc:date>2021-03-11T21:57:52.861553764</dc:date>
    <meta:editing-duration>PT8M6S</meta:editing-duration>
    <meta:editing-cycles>2</meta:editing-cycles>
    <meta:generator>LibreOffice/6.4.6.2$Linux_X86_64 LibreOffice_project/40$Build-2</meta:generator>
    <meta:document-statistic meta:table-count="0" meta:image-count="0" meta:object-count="0" meta:page-count="2" meta:paragraph-count="19" meta:word-count="425" meta:character-count="3677" meta:non-whitespace-character-count="3269"/>
  </office:meta>
</office:document-meta>
</file>